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4pt" style:font-size-asian="24pt" style:font-size-complex="24pt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REST AP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REST API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REST - REpresentational State Transfer - is a philosophy that describes some best practices for implementing APIs</text:p>
              </text:list-item>
              <text:list-item>
                <text:p>API - Application Programming Interface</text:p>
              </text:list-item>
              <text:list-item>
                <text:p>JSON - JavaScript Object Notation - is a text-based data storage format that is designed to be easy to read for both humans and machine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REST API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HTTP Methods:</text:span></text:p>
              </text:list-header>
              <text:list-item>
                <text:p><text:span text:style-name="T2">GET</text:span><text:span text:style-name="T1"><text:tab/></text:span><text:span text:style-name="T1">Get a representation of the target resource’s state</text:span><text:span text:style-name="T1"><text:line-break/></text:span><text:span text:style-name="T3">GET /tickets - get all tickets</text:span><text:span text:style-name="T3"><text:line-break/></text:span><text:span text:style-name="T3">GET /tickets/12 - get ticket N12</text:span></text:p>
              </text:list-item>
              <text:list-item>
                <text:p><text:span text:style-name="T2">POST</text:span><text:span text:style-name="T1"> Let the target resource process the representation enclosed in the request</text:span><text:span text:style-name="T1"><text:line-break/></text:span><text:span text:style-name="T3">POST /tickets - create a new ticket</text:span></text:p>
              </text:list-item>
              <text:list-item>
                <text:p><text:span text:style-name="T2">PUT</text:span><text:span text:style-name="T1"><text:tab/></text:span><text:span text:style-name="T1">Set the target resource’s state to the state defined by the representation enclosed in the request</text:span><text:span text:style-name="T1"><text:line-break/></text:span><text:span text:style-name="T3">PUT /tickets/12 - update ticket N12</text:span></text:p>
              </text:list-item>
              <text:list-item>
                <text:p><text:span text:style-name="T2">DELETE</text:span><text:span text:style-name="T1"> Delete the target resource’s state</text:span><text:span text:style-name="T1"><text:line-break/></text:span><text:span text:style-name="T3">DELETE /tickets/12 - delete ticket N1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REST API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header>
                <text:p>REST Constraints:</text:p>
              </text:list-header>
              <text:list-item>
                <text:p>Client–server architecture - separating the user interface concerns from the data storage concerns</text:p>
              </text:list-item>
              <text:list-item>
                <text:p>Statelessness - <text:s/>resource state is stored on the server, shareable to all clients, application state is stored on each client and cannot be shared</text:p>
              </text:list-item>
              <text:list-item>
                <text:p>Cacheability - clients can cache respon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REST API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4">Layered system - <text:s/>if a proxy or load balancer is placed between the client and server, it won't affect their communications</text:p>
              </text:list-item>
              <text:list-item>
                <text:p text:style-name="P4">Code on demand (optional) - servers can temporarily extend or customize the functionality of a client by transferring executabl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7" draw:text-style-name="P1" draw:layer="layout" svg:width="25.199cm" svg:height="14.465cm" svg:x="1.4cm" svg:y="3.569cm" presentation:class="outline" presentation:user-transformed="true">
          <draw:text-box>
            <text:list text:style-name="L2">
              <text:list-item>
                <text:p text:style-name="P4">Uniform interface</text:p>
                <text:list>
                  <text:list-item>
                    <text:p><text:span text:style-name="T1">Resource identification in requests - individual resources are identified in requests</text:span></text:p>
                  </text:list-item>
                  <text:list-item>
                    <text:p><text:span text:style-name="T1">Resource manipulation through representations - client has enough information to modify or delete the resource's state</text:span></text:p>
                  </text:list-item>
                  <text:list-item>
                    <text:p><text:span text:style-name="T1">Self-descriptive messages - each message includes enough information to describe how to process the message</text:span></text:p>
                  </text:list-item>
                  <text:list-item>
                    <text:p><text:span text:style-name="T1">Hypermedia as the engine of application state (HATEOAS) - server responds with text that includes hyperlinks to other resources that are currently available</text:span></text:p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REST API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REST API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Q:What to use to implement your own API?</text:p>
                <text:p/>
              </text:list-item>
              <text:list-item>
                <text:p>A:Anything you want, API is NOT bounded to any specific technolog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REST API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Let’s try it using Python + Flask-RESTful</text:p>
                <text:p/>
                <text:list>
                  <text:list-header>
                    <text:p><text:span text:style-name="T4">from flask import Flask</text:span></text:p>
                    <text:p><text:span text:style-name="T4">from flask_restful import Resource, Api</text:span></text:p>
                    <text:p><text:span text:style-name="T4">app = Flask(__name__)</text:span></text:p>
                    <text:p><text:span text:style-name="T4">api = Api(app)</text:span></text:p>
                    <text:p><text:span text:style-name="T4">class HelloWorld(Resource):</text:span></text:p>
                    <text:p><text:span text:style-name="T4">..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08:19:52.186000000</meta:creation-date>
    <meta:editing-duration>PT40M7S</meta:editing-duration>
    <meta:editing-cycles>6</meta:editing-cycles>
    <meta:generator>LibreOffice/6.4.6.2$Linux_X86_64 LibreOffice_project/40$Build-2</meta:generator>
    <dc:title>Blue Curve</dc:title>
    <dc:date>2020-12-24T09:11:59.829926699</dc:date>
    <meta:document-statistic meta:object-count="66"/>
  </office:meta>
</office:document-meta>
</file>